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CD000000DE3889E839.png"/>
  <manifest:file-entry manifest:media-type="image/png" manifest:full-path="Pictures/1000000000000250000000FA53C9740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1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13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4.8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notes">
      <style:graphic-properties draw:stroke="none" draw:fill="none" draw:fill-color="#ffffff" draw:auto-grow-height="true" fo:min-height="11.414cm" draw:shadow="hidden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443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134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notes">
      <style:graphic-properties draw:stroke="none" draw:fill="none" draw:fill-color="#ffffff" draw:auto-grow-height="true" fo:min-height="11.414cm" draw:shadow="hidden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443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143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37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97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notes">
      <style:graphic-properties draw:fill-color="#ffffff" fo:min-height="11.163cm"/>
    </style:style>
    <style:style style:name="pr1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4.186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line-height="93%" fo:text-align="center" text:enable-numbering="false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81%" text:enable-numbering="false" fo:text-indent="0cm" style:punctuation-wrap="hanging" style:line-break="strict"/>
    </style:style>
    <style:style style:name="P6" style:family="paragraph">
      <style:paragraph-properties fo:margin-left="0.723cm" fo:margin-right="0cm" fo:margin-top="0.176cm" fo:margin-bottom="0cm" fo:line-height="107%" text:enable-numbering="true" fo:text-indent="-0.723cm" style:punctuation-wrap="hanging" style:line-break="strict"/>
      <style:text-properties fo:color="#000000" fo:text-shadow="none"/>
    </style:style>
    <style:style style:name="P7" style:family="paragraph">
      <style:paragraph-properties fo:margin-left="0.926cm" fo:margin-right="0cm" fo:text-indent="-0.926cm" style:writing-mode="lr-tb"/>
      <style:text-properties fo:color="#000000" fo:text-shadow="none"/>
    </style:style>
    <style:style style:name="P8" style:family="paragraph">
      <style:paragraph-properties fo:margin-left="0cm" fo:margin-right="0cm" fo:line-height="109%" text:enable-numbering="false" fo:text-indent="0cm" style:punctuation-wrap="hanging" style:line-break="strict"/>
    </style:style>
    <style:style style:name="P9" style:family="paragraph">
      <style:paragraph-properties fo:margin-left="0.926cm" fo:margin-right="0cm" fo:margin-top="0.176cm" fo:margin-bottom="0cm" text:enable-numbering="false" fo:text-indent="-0.926cm" style:punctuation-wrap="hanging" style:line-break="strict"/>
    </style:style>
    <style:style style:name="P10" style:family="paragraph">
      <style:paragraph-properties fo:margin-left="0.926cm" fo:margin-right="0cm" fo:margin-top="0.176cm" fo:margin-bottom="0cm" text:enable-numbering="true" fo:text-indent="-0.926cm" style:punctuation-wrap="hanging" style:line-break="strict"/>
    </style:style>
    <style:style style:name="P11" style:family="paragraph">
      <style:paragraph-properties fo:margin-left="0.926cm" fo:margin-right="0cm" fo:margin-top="0.176cm" fo:margin-bottom="0cm" fo:line-height="105%" text:enable-numbering="true" fo:text-indent="-0.926cm" style:punctuation-wrap="hanging" style:line-break="strict"/>
    </style:style>
    <style:style style:name="P12" style:family="paragraph">
      <style:paragraph-properties fo:margin-left="0.926cm" fo:margin-right="0cm" fo:margin-top="0.176cm" fo:margin-bottom="0cm" fo:line-height="105%" text:enable-numbering="false" fo:text-indent="-0.926cm" style:punctuation-wrap="hanging" style:line-break="strict"/>
    </style:style>
    <style:style style:name="P13" style:family="paragraph">
      <style:paragraph-properties fo:margin-left="0.926cm" fo:margin-right="0cm" fo:text-indent="-0.926cm" style:writing-mode="lr-tb"/>
    </style:style>
    <style:style style:name="P14" style:family="paragraph">
      <style:paragraph-properties fo:margin-left="0.926cm" fo:margin-right="0cm" fo:margin-top="0.176cm" fo:margin-bottom="0cm" fo:line-height="98%" text:enable-numbering="false" fo:text-indent="-0.926cm" style:punctuation-wrap="hanging" style:line-break="strict"/>
    </style:style>
    <style:style style:name="P15" style:family="paragraph">
      <style:paragraph-properties fo:margin-left="0.926cm" fo:margin-right="0cm" fo:margin-top="0.176cm" fo:margin-bottom="0cm" fo:line-height="98%" text:enable-numbering="true" fo:text-indent="-0.926cm" style:punctuation-wrap="hanging" style:line-break="strict"/>
    </style:style>
    <style:style style:name="P16" style:family="paragraph">
      <style:paragraph-properties fo:margin-left="0.926cm" fo:margin-right="0cm" fo:margin-top="0.176cm" fo:margin-bottom="0cm" fo:line-height="105%" fo:text-align="justify" text:enable-numbering="true" fo:text-indent="-0.926cm" style:punctuation-wrap="hanging" style:line-break="strict"/>
    </style:style>
    <style:style style:name="P17" style:family="paragraph">
      <style:paragraph-properties fo:margin-left="0cm" fo:margin-right="0cm" text:enable-numbering="false" fo:text-indent="0cm" style:punctuation-wrap="hanging" style:line-break="strict"/>
    </style:style>
    <style:style style:name="P18" style:family="paragraph">
      <style:paragraph-properties fo:margin-left="2.037cm" fo:margin-right="0cm" text:enable-numbering="true" fo:text-indent="-0.767cm"/>
    </style:style>
    <style:style style:name="P19" style:family="paragraph">
      <style:paragraph-properties fo:margin-left="0.926cm" fo:margin-right="0cm" text:enable-numbering="true" fo:text-indent="-0.926cm"/>
    </style:style>
    <style:style style:name="P20" style:family="paragraph">
      <style:paragraph-properties fo:margin-left="2.037cm" fo:margin-right="0cm" text:enable-numbering="false" fo:text-indent="-0.767cm"/>
    </style:style>
    <style:style style:name="P21" style:family="paragraph">
      <style:paragraph-properties fo:margin-left="0.926cm" fo:margin-right="0cm" fo:margin-top="0.176cm" fo:margin-bottom="0cm" text:enable-numbering="false" fo:text-indent="-0.926cm" style:punctuation-wrap="hanging" style:line-break="strict" style:writing-mode="lr-tb"/>
    </style:style>
    <style:style style:name="P22" style:family="paragraph">
      <style:paragraph-properties fo:margin-left="0cm" fo:margin-right="0cm" fo:line-height="109%" text:enable-numbering="false" fo:text-indent="0cm" style:punctuation-wrap="hanging" style:line-break="strict"/>
      <style:text-properties fo:font-size="24pt"/>
    </style:style>
    <style:style style:name="P23" style:family="paragraph">
      <style:paragraph-properties fo:margin-left="0cm" fo:margin-right="0cm" fo:line-height="109%" text:enable-numbering="false" fo:text-indent="0cm" style:punctuation-wrap="hanging" style:line-break="strict" style:writing-mode="lr-tb"/>
      <style:text-properties fo:font-size="24pt"/>
    </style:style>
    <style:style style:name="P24" style:family="paragraph">
      <style:paragraph-properties fo:margin-left="0.926cm" fo:margin-right="0cm" fo:margin-top="0.176cm" fo:margin-bottom="0cm" fo:text-align="start" text:enable-numbering="false" fo:text-indent="-0.926cm" style:punctuation-wrap="hanging" style:line-break="strict"/>
      <style:text-properties fo:font-size="24pt"/>
    </style:style>
    <style:style style:name="P25" style:family="paragraph">
      <style:paragraph-properties fo:margin-left="0.926cm" fo:margin-right="0cm" fo:margin-top="0.176cm" fo:margin-bottom="0cm" fo:text-align="start" text:enable-numbering="true" fo:text-indent="-0.926cm" style:punctuation-wrap="hanging" style:line-break="strict"/>
      <style:text-properties fo:font-size="24pt"/>
    </style:style>
    <style:style style:name="P26" style:family="paragraph">
      <style:paragraph-properties fo:margin-left="0.926cm" fo:margin-right="0cm" fo:margin-top="0.176cm" fo:margin-bottom="0cm" fo:text-align="start" text:enable-numbering="true" fo:text-indent="-0.926cm" style:punctuation-wrap="hanging" style:line-break="strict" style:writing-mode="lr-tb"/>
      <style:text-properties fo:font-size="24pt"/>
    </style:style>
    <style:style style:name="P27" style:family="paragraph">
      <style:paragraph-properties fo:margin-left="0cm" fo:margin-right="0cm" fo:text-indent="0cm"/>
      <style:text-properties fo:font-size="12pt"/>
    </style:style>
    <style:style style:name="P28" style:family="paragraph">
      <style:paragraph-properties fo:margin-left="0.926cm" fo:margin-right="0cm" fo:margin-top="0.176cm" fo:margin-bottom="0cm" text:enable-numbering="true" fo:text-indent="-0.926cm" style:punctuation-wrap="hanging" style:line-break="strict"/>
      <style:text-properties fo:font-size="24pt"/>
    </style:style>
    <style:style style:name="P29" style:family="paragraph">
      <style:paragraph-properties fo:margin-left="0.926cm" fo:margin-right="0cm" fo:margin-top="0.176cm" fo:margin-bottom="0cm" text:enable-numbering="false" fo:text-indent="-0.926cm" style:punctuation-wrap="hanging" style:line-break="strict"/>
      <style:text-properties fo:font-size="24pt"/>
    </style:style>
    <style:style style:name="P30" style:family="paragraph">
      <style:paragraph-properties fo:margin-left="0.926cm" fo:margin-right="0cm" fo:margin-top="0.176cm" fo:margin-bottom="0cm" fo:text-align="start" text:enable-numbering="false" fo:text-indent="-0.926cm" style:punctuation-wrap="hanging" style:line-break="strict" style:writing-mode="lr-tb"/>
      <style:text-properties fo:font-size="24pt"/>
    </style:style>
    <style:style style:name="P31" style:family="paragraph">
      <style:paragraph-properties fo:margin-left="0.926cm" fo:margin-right="0cm" fo:margin-top="0.176cm" fo:margin-bottom="0cm" text:enable-numbering="true" fo:text-indent="-0.926cm" style:punctuation-wrap="hanging" style:line-break="strict" style:writing-mode="lr-tb"/>
      <style:text-properties fo:font-size="24pt"/>
    </style:style>
    <style:style style:name="P32" style:family="paragraph">
      <style:paragraph-properties fo:margin-left="0.926cm" fo:margin-right="0cm" fo:margin-top="0.176cm" fo:margin-bottom="0cm" fo:line-height="109%" text:enable-numbering="true" fo:text-indent="-0.926cm" style:punctuation-wrap="hanging" style:line-break="strict" style:writing-mode="lr-tb"/>
      <style:text-properties fo:font-size="24pt"/>
    </style:style>
    <style:style style:name="P33" style:family="paragraph">
      <style:paragraph-properties fo:margin-left="0.926cm" fo:margin-right="0cm" fo:margin-top="0.176cm" fo:margin-bottom="0cm" fo:text-align="start" text:enable-numbering="true" fo:text-indent="-0.926cm" style:punctuation-wrap="hanging" style:line-break="strict"/>
      <style:text-properties fo:font-size="20pt" style:font-size-asian="20pt" style:font-size-complex="20pt"/>
    </style:style>
    <style:style style:name="P34" style:family="paragraph">
      <style:paragraph-properties fo:margin-left="0.926cm" fo:margin-right="0cm" fo:margin-top="0.176cm" fo:margin-bottom="0cm" fo:text-align="start" text:enable-numbering="false" fo:text-indent="-0.926cm" style:punctuation-wrap="hanging" style:line-break="strict"/>
      <style:text-properties fo:font-size="20pt" style:font-size-asian="20pt" style:font-size-complex="20pt"/>
    </style:style>
    <style:style style:name="P35" style:family="paragraph">
      <style:paragraph-properties fo:margin-left="0.926cm" fo:margin-right="0cm" fo:margin-top="0.176cm" fo:margin-bottom="0cm" text:enable-numbering="true" fo:text-indent="-0.926cm" style:punctuation-wrap="hanging" style:line-break="strict"/>
      <style:text-properties fo:font-size="20pt" style:font-size-asian="20pt" style:font-size-complex="20pt"/>
    </style:style>
    <style:style style:name="P36" style:family="paragraph">
      <style:paragraph-properties fo:margin-left="0.926cm" fo:margin-right="0cm" fo:margin-top="0.176cm" fo:margin-bottom="0cm" text:enable-numbering="false" fo:text-indent="-0.926cm" style:punctuation-wrap="hanging" style:line-break="strict"/>
      <style:text-properties fo:font-size="20pt" style:font-size-asian="20pt" style:font-size-complex="20pt"/>
    </style:style>
    <style:style style:name="P37" style:family="paragraph">
      <style:paragraph-properties fo:margin-left="3.175cm" fo:margin-right="0cm" fo:margin-top="0.176cm" fo:margin-bottom="0cm" text:enable-numbering="true" fo:text-indent="-0.635cm" style:punctuation-wrap="hanging" style:line-break="strict"/>
      <style:text-properties fo:font-size="20pt" style:font-size-asian="20pt" style:font-size-complex="20pt"/>
    </style:style>
    <style:style style:name="P38" style:family="paragraph">
      <style:paragraph-properties fo:margin-left="4.445cm" fo:margin-right="0cm" fo:margin-top="0.176cm" fo:margin-bottom="0cm" text:enable-numbering="true" fo:text-indent="-0.635cm" style:punctuation-wrap="hanging" style:line-break="strict"/>
      <style:text-properties fo:font-size="20pt" style:font-size-asian="20pt" style:font-size-complex="20pt"/>
    </style:style>
    <style:style style:name="P39" style:family="paragraph">
      <style:paragraph-properties fo:margin-left="0.926cm" fo:margin-right="0cm" fo:margin-top="0.176cm" fo:margin-bottom="0cm" fo:text-align="start" text:enable-numbering="false" fo:text-indent="-0.926cm" style:punctuation-wrap="hanging" style:line-break="strict" style:writing-mode="lr-tb"/>
      <style:text-properties fo:font-size="20pt" style:font-size-asian="20pt" style:font-size-complex="20pt"/>
    </style:style>
    <style:style style:name="P40" style:family="paragraph">
      <style:paragraph-properties fo:margin-left="1.27cm" fo:margin-right="0cm" fo:margin-top="0.176cm" fo:margin-bottom="0cm" fo:line-height="105%" text:enable-numbering="true" fo:text-indent="0cm" style:punctuation-wrap="hanging" style:line-break="strict"/>
    </style:style>
    <style:style style:name="P41" style:family="paragraph">
      <style:paragraph-properties fo:margin-left="0.926cm" fo:margin-right="0cm" fo:margin-top="0.176cm" fo:margin-bottom="0cm" fo:line-height="98%" text:enable-numbering="false" fo:text-indent="-0.926cm" style:punctuation-wrap="hanging" style:line-break="strict" style:writing-mode="lr-tb"/>
      <style:text-properties fo:font-size="24pt"/>
    </style:style>
    <style:style style:name="P42" style:family="paragraph">
      <style:paragraph-properties fo:margin-left="0.926cm" fo:margin-right="0cm" fo:margin-top="0.176cm" fo:margin-bottom="0cm" fo:text-align="start" text:enable-numbering="true" fo:text-indent="-0.926cm" style:punctuation-wrap="hanging" style:line-break="strict" style:writing-mode="lr-tb"/>
      <style:text-properties fo:font-size="20pt" style:font-size-asian="20pt" style:font-size-complex="20pt"/>
    </style:style>
    <style:style style:name="P43" style:family="paragraph">
      <style:paragraph-properties fo:margin-left="0cm" fo:margin-right="0cm" fo:line-height="81%" fo:text-align="end" text:enable-numbering="false" fo:text-indent="0cm" style:punctuation-wrap="hanging" style:line-break="strict"/>
    </style:style>
    <style:style style:name="T1" style:family="text">
      <style:text-properties fo:color="#ff6600" fo:font-size="36pt" fo:language="en" fo:country="GB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ff6600" fo:font-size="24pt" fo:language="en" fo:country="GB" fo:text-shadow="1pt 1pt" fo:font-weight="bold" style:font-size-asian="24pt" style:font-weight-asian="bold" style:font-size-complex="24pt" style:font-weight-complex="bold"/>
    </style:style>
    <style:style style:name="T3" style:family="text">
      <style:text-properties fo:language="en" fo:country="GB"/>
    </style:style>
    <style:style style:name="T4" style:family="text">
      <style:text-properties fo:color="#000000" fo:font-size="24pt" fo:language="en" fo:country="GB" fo:text-shadow="none" style:font-family-asian="'Lucida Sans Unicode'" style:font-family-generic-asian="swiss" style:font-pitch-asian="variable" style:font-size-asian="24pt" style:font-family-complex="'Lucida Sans Unicode'" style:font-family-generic-complex="swiss" style:font-pitch-complex="variable" style:font-size-complex="24pt"/>
    </style:style>
    <style:style style:name="T5" style:family="text">
      <style:text-properties fo:color="#000000" fo:font-family="'Lucida Sans Unicode'" style:font-family-generic="swiss" style:font-pitch="variable" fo:font-size="24pt" fo:language="en" fo:country="GB" fo:text-shadow="none" style:font-family-asian="'Lucida Sans Unicode'" style:font-family-generic-asian="swiss" style:font-pitch-asian="variable" style:font-size-asian="24pt" style:font-family-complex="'Lucida Sans Unicode'" style:font-family-generic-complex="swiss" style:font-pitch-complex="variable" style:font-size-complex="24pt"/>
    </style:style>
    <style:style style:name="T6" style:family="text">
      <style:text-properties fo:color="#ffffff" fo:font-family="'Lucida Sans Unicode'" style:font-family-generic="swiss" style:font-pitch="variable" fo:font-size="28pt" fo:language="en" fo:country="GB" style:font-family-asian="'Lucida Sans Unicode'" style:font-family-generic-asian="swiss" style:font-pitch-asian="variable" style:font-size-asian="28pt" style:font-family-complex="'Lucida Sans Unicode'" style:font-family-generic-complex="swiss" style:font-pitch-complex="variable" style:font-size-complex="28pt"/>
    </style:style>
    <style:style style:name="T7" style:family="text">
      <style:text-properties fo:color="#333333" fo:font-family="'Bitstream Vera Sans'" style:font-family-generic="swiss" style:font-pitch="variable" fo:font-size="20pt" fo:language="en" fo:country="US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/>
    </style:style>
    <style:style style:name="T8" style:family="text">
      <style:text-properties fo:color="#333333" fo:font-family="'Bitstream Vera Sans'" style:font-family-generic="swiss" style:font-pitch="variable" fo:font-size="18pt" fo:language="en" fo:country="US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/>
    </style:style>
    <style:style style:name="T9" style:family="text">
      <style:text-properties fo:color="#333333" fo:font-family="'Bitstream Vera Sans'" style:font-family-generic="swiss" style:font-pitch="variable" fo:font-size="18pt" fo:language="en" fo:country="US" fo:text-shadow="none" fo:font-weight="bold" style:font-family-asian="'Lucida Sans Unicode'" style:font-family-generic-asian="swiss" style:font-pitch-asian="variable" style:font-size-asian="18pt" style:font-weight-asian="bold" style:font-family-complex="'Lucida Sans Unicode'" style:font-family-generic-complex="swiss" style:font-pitch-complex="variable" style:font-size-complex="18pt" style:font-weight-complex="bold"/>
    </style:style>
    <style:style style:name="T10" style:family="text">
      <style:text-properties fo:color="#333333" fo:font-family="'Bitstream Vera Sans'" style:font-family-generic="swiss" style:font-pitch="variable" fo:font-size="20pt" fo:language="en" fo:country="GB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/>
    </style:style>
    <style:style style:name="T11" style:family="text">
      <style:text-properties fo:font-size="18pt" fo:language="en" fo:country="GB" style:font-size-asian="18pt" style:font-size-complex="18pt"/>
    </style:style>
    <style:style style:name="T12" style:family="text">
      <style:text-properties fo:font-size="12pt" fo:language="en" fo:country="GB" style:font-size-asian="12pt" style:font-size-complex="12pt"/>
    </style:style>
    <style:style style:name="T13" style:family="text">
      <style:text-properties fo:font-size="18pt" fo:language="en" fo:country="GB" fo:text-shadow="1pt 1pt" style:font-size-asian="18pt" style:font-size-complex="18pt"/>
    </style:style>
    <style:style style:name="T14" style:family="text">
      <style:text-properties fo:language="en" fo:country="US"/>
    </style:style>
    <style:style style:name="T15" style:family="text">
      <style:text-properties fo:color="#ffffff" fo:font-family="'Lucida Sans Unicode'" style:font-family-generic="swiss" style:font-pitch="variable" fo:font-size="28pt" fo:language="en" fo:country="GB" style:font-family-asian="'Lucida Sans Unicode'" style:font-family-generic-asian="swiss" style:font-pitch-asian="variable" style:font-size-asian="28pt" style:font-family-complex="'Lucida Sans Unicode'" style:font-family-generic-complex="swiss" style:font-pitch-complex="variable" style:font-size-complex="28pt"/>
    </style:style>
    <style:style style:name="T16" style:family="text">
      <style:text-properties fo:color="#333333" fo:font-family="'Bitstream Vera Sans'" style:font-family-generic="swiss" style:font-pitch="variable" fo:font-size="12pt" fo:language="en" fo:country="US" style:font-family-asian="'Lucida Sans Unicode'" style:font-family-generic-asian="swiss" style:font-pitch-asian="variable" style:font-size-asian="12pt" style:font-family-complex="'Lucida Sans Unicode'" style:font-family-generic-complex="swiss" style:font-pitch-complex="variable" style:font-size-complex="12pt"/>
    </style:style>
    <style:style style:name="T17" style:family="text">
      <style:text-properties fo:color="#333333" fo:font-family="'Bitstream Vera Sans'" style:font-family-generic="swiss" style:font-pitch="variable" fo:font-size="14pt" fo:language="en" fo:country="US" style:font-family-asian="'Lucida Sans Unicode'" style:font-family-generic-asian="swiss" style:font-pitch-asian="variable" style:font-size-asian="14pt" style:font-family-complex="'Lucida Sans Unicode'" style:font-family-generic-complex="swiss" style:font-pitch-complex="variable" style:font-size-complex="14pt"/>
    </style:style>
    <style:style style:name="T18" style:family="text">
      <style:text-properties fo:color="#333333" fo:font-family="'Bitstream Vera Sans'" style:font-family-generic="swiss" style:font-pitch="variable" fo:font-size="14pt" fo:language="en" fo:country="US" style:font-family-asian="'Lucida Sans Unicode'" style:font-family-generic-asian="swiss" style:font-pitch-asian="variable" style:font-size-asian="14pt" style:font-family-complex="'Lucida Sans Unicode'" style:font-family-generic-complex="swiss" style:font-pitch-complex="variable" style:font-size-complex="14pt"/>
    </style:style>
    <style:style style:name="T19" style:family="text">
      <style:text-properties fo:color="#ffffff" fo:font-family="'Lucida Sans Unicode'" style:font-family-generic="swiss" style:font-pitch="variable" fo:font-size="28pt" fo:language="en" fo:country="US" style:font-family-asian="'Lucida Sans Unicode'" style:font-family-generic-asian="swiss" style:font-pitch-asian="variable" style:font-size-asian="28pt" style:font-family-complex="'Lucida Sans Unicode'" style:font-family-generic-complex="swiss" style:font-pitch-complex="variable" style:font-size-complex="28pt"/>
    </style:style>
    <style:style style:name="T20" style:family="text">
      <style:text-properties fo:color="#333333" fo:font-family="'Bitstream Vera Sans'" style:font-family-generic="swiss" style:font-pitch="variable" fo:font-size="20pt" fo:language="en" fo:country="US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/>
    </style:style>
    <style:style style:name="T21" style:family="text">
      <style:text-properties fo:color="#333333" fo:font-family="'Bitstream Vera Sans'" style:font-family-generic="swiss" style:font-pitch="variable" fo:font-size="16pt" fo:language="en" fo:country="US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/>
    </style:style>
    <style:style style:name="T22" style:family="text">
      <style:text-properties fo:color="#333333" fo:font-family="'Bitstream Vera Sans'" style:font-family-generic="swiss" style:font-pitch="variable" fo:font-size="20pt" fo:language="en" fo:country="GB" fo:font-style="italic" style:font-family-asian="'Lucida Sans Unicode'" style:font-family-generic-asian="swiss" style:font-pitch-asian="variable" style:font-size-asian="20pt" style:font-style-asian="italic" style:font-family-complex="'Lucida Sans Unicode'" style:font-family-generic-complex="swiss" style:font-pitch-complex="variable" style:font-size-complex="20pt" style:font-style-complex="italic"/>
    </style:style>
    <style:style style:name="T23" style:family="text">
      <style:text-properties fo:color="#333333" style:text-position="super 58%" fo:font-family="'Bitstream Vera Sans'" style:font-family-generic="swiss" style:font-pitch="variable" fo:font-size="20pt" fo:language="en" fo:country="US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/>
    </style:style>
    <style:style style:name="T24" style:family="text">
      <style:text-properties fo:color="#ff6600" fo:font-size="35pt" fo:language="en" fo:country="GB" fo:text-shadow="1pt 1pt" fo:font-weight="bold" style:font-size-asian="35pt" style:font-weight-asian="bold" style:font-size-complex="35pt" style:font-weight-complex="bold"/>
    </style:style>
    <text:list-style style:name="L1">
      <text:list-level-style-bullet text:level="1" text:bullet-char="•">
        <style:text-properties fo:font-family="'Lucida Sans Unicode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">
        <style:list-level-properties text:min-label-width="0.723cm"/>
        <style:text-properties fo:font-family="'Wingdings 3'" style:font-family-generic="roman" style:font-pitch="variable" style:font-charset="x-symbol" fo:color="#e18203" fo:font-size="85%"/>
      </text:list-level-style-bullet>
      <text:list-level-style-bullet text:level="2" text:bullet-char="»">
        <style:list-level-properties text:space-before="1.27cm" text:min-label-width="0.767cm"/>
        <style:text-properties fo:font-family="Tahoma" style:font-family-generic="swiss" style:font-pitch="variable" fo:color="#ec76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Bitstream Vera Sans'" style:font-family-generic="swiss" style:font-pitch="variable" fo:color="#ec76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">
        <style:list-level-properties text:min-label-width="0.926cm"/>
        <style:text-properties fo:font-family="'Wingdings 3'" style:font-family-generic="roman" style:font-pitch="variable" style:font-charset="x-symbol" fo:color="#ec7600" fo:font-size="100%"/>
      </text:list-level-style-bullet>
      <text:list-level-style-bullet text:level="2" text:bullet-char="»">
        <style:list-level-properties text:space-before="1.27cm" text:min-label-width="0.767cm"/>
        <style:text-properties fo:font-family="Tahoma" style:font-family-generic="swiss" style:font-pitch="variable" fo:color="#ec76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Bitstream Vera Sans'" style:font-family-generic="swiss" style:font-pitch="variable" fo:color="#ec76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">
        <style:list-level-properties text:min-label-width="0.926cm"/>
        <style:text-properties fo:font-family="'Wingdings 3'" style:font-family-generic="roman" style:font-pitch="variable" style:font-charset="x-symbol" fo:color="#ec7600" fo:font-size="100%"/>
      </text:list-level-style-bullet>
      <text:list-level-style-bullet text:level="2" text:bullet-char="»">
        <style:list-level-properties text:min-label-width="0.926cm"/>
        <style:text-properties fo:font-family="Tahoma" style:font-family-generic="swiss" style:font-pitch="variable" fo:color="#ec76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Bitstream Vera Sans'" style:font-family-generic="swiss" style:font-pitch="variable" fo:color="#ec76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">
        <style:list-level-properties text:min-label-width="0.926cm"/>
        <style:text-properties fo:font-family="'Wingdings 3'" style:font-family-generic="roman" style:font-pitch="variable" style:font-charset="x-symbol" fo:color="#ec7600" fo:font-size="100%"/>
      </text:list-level-style-bullet>
      <text:list-level-style-bullet text:level="2" text:bullet-char="»">
        <style:list-level-properties text:min-label-width="0.926cm"/>
        <style:text-properties fo:font-family="Tahoma" style:font-family-generic="swiss" style:font-pitch="variable" fo:color="#ec76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Bitstream Vera Sans'" style:font-family-generic="swiss" style:font-pitch="variable" fo:color="#ec76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">
        <style:list-level-properties text:min-label-width="0.926cm"/>
        <style:text-properties fo:font-family="'Wingdings 3'" style:font-family-generic="roman" style:font-pitch="variable" style:font-charset="x-symbol" fo:color="#ec76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648cm" svg:height="5.09cm" svg:x="1.482cm" svg:y="10.785cm" presentation:class="title" presentation:user-transformed="true">
          <draw:text-box>
            <text:p text:style-name="P1"><text:span text:style-name="T1">Tikal ALM Installation </text:span><text:span text:style-name="T1"><text:line-break/></text:span><text:span text:style-name="T2">Tools forum discussion</text:span><text:span text:style-name="T2"><text:line-break/></text:span><text:span text:style-name="T2">22/09/08</text:span></text:p>
          </draw:text-box>
        </draw:fram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44cm" svg:height="11.414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1.801cm" svg:height="1.703cm" svg:x="2.751cm" svg:y="0.423cm" presentation:class="title" presentation:user-transformed="true">
          <draw:text-box>
            <text:p text:style-name="P5"><text:span text:style-name="T3">Agenda</text:span></text:p>
          </draw:text-box>
        </draw:frame>
        <draw:frame presentation:style-name="pr4" draw:text-style-name="P7" draw:layer="layout" svg:width="21.801cm" svg:height="14.394cm" svg:x="2.751cm" svg:y="2.974cm" presentation:class="outline" presentation:user-transformed="true">
          <draw:text-box>
            <text:list text:style-name="L2">
              <text:list-item>
                <text:p text:style-name="P6"><text:span text:style-name="T4">Describe current installation process</text:span></text:p>
              </text:list-item>
            </text:list>
            <text:list text:style-name="L2">
              <text:list-item>
                <text:p text:style-name="P6"><text:span text:style-name="T4">Disadvantages / advantages of current installation process</text:span></text:p>
              </text:list-item>
            </text:list>
            <text:list text:style-name="L2">
              <text:list-item>
                <text:p text:style-name="P6"><text:span text:style-name="T5">Facts &amp; Guidelines</text:span></text:p>
              </text:list-item>
            </text:list>
            <text:list text:style-name="L2">
              <text:list-item>
                <text:p text:style-name="P6"><text:span text:style-name="T4">Introduce alternative instillation methods – pros &amp; cons</text:span></text:p>
              </text:list-item>
            </text:list>
            <text:list text:style-name="L2">
              <text:list-item>
                <text:p text:style-name="P6"><text:span text:style-name="T4">Q &amp; A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13.944cm" svg:height="11.414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1.793cm" svg:height="1.443cm" svg:x="2.751cm" svg:y="0.547cm" presentation:class="title" presentation:user-transformed="true">
          <draw:text-box>
            <text:p text:style-name="P8"><text:span text:style-name="T3">Installation Process </text:span></text:p>
          </draw:text-box>
        </draw:frame>
        <draw:frame presentation:style-name="pr7" draw:text-style-name="P13" draw:layer="layout" svg:width="22.216cm" svg:height="14.143cm" svg:x="2.752cm" svg:y="3.175cm" presentation:class="outline" presentation:user-transformed="true">
          <draw:text-box>
            <text:list text:style-name="L3">
              <text:list-item>
                <text:p text:style-name="P9"><text:span text:style-name="T3">Process:</text:span></text:p>
              </text:list-item>
            </text:list>
            <text:list text:style-name="L3">
              <text:list-item>
                <text:p text:style-name="P10"><text:span text:style-name="T3">Pre sale / Post sale interview with customer / subscriber</text:span></text:p>
              </text:list-item>
            </text:list>
            <text:list text:style-name="L3">
              <text:list-item>
                <text:p text:style-name="P11"><text:span text:style-name="T3">Preliminary plan with customer – based on pre sale / post sale </text:span></text:p>
              </text:list-item>
            </text:list>
            <text:list text:style-name="L3">
              <text:list-item>
                <text:p text:style-name="P11"><text:span text:style-name="T3">In most cases tends to be flexible / non standard / tailored to customers needs</text:span></text:p>
              </text:list-item>
            </text:list>
            <text:list text:style-name="L3">
              <text:list-item>
                <text:p text:style-name="P11"><text:span text:style-name="T3">Not well documented therefore every installation is a new installation (mostly on windows the “-t”) </text:span></text:p>
              </text:list-item>
            </text:list>
            <text:list text:style-name="L3">
              <text:list-item>
                <text:p text:style-name="P12"><text:span text:style-name="T3"/></text:p>
              </text:list-item>
            </text:list>
            <text:list text:style-name="L3">
              <text:list-item>
                <text:p text:style-name="P12"><text:span text:style-name="T3">Time:</text:span></text:p>
              </text:list-item>
            </text:list>
            <text:list text:style-name="L3">
              <text:list-item>
                <text:p text:style-name="P11"><text:span text:style-name="T3">In Linux - ½ day of install</text:span></text:p>
              </text:list-item>
            </text:list>
            <text:list text:style-name="L3">
              <text:list-item>
                <text:p text:style-name="P11"><text:span text:style-name="T3">On Windows – 1 day of install </text:span></text:p>
              </text:list-item>
            </text:list>
            <text:list text:style-name="L3">
              <text:list-item>
                <text:p text:style-name="P12"><text:span text:style-name="T3"/></text:p>
              </text:list-item>
            </text:list>
          </draw:text-box>
        </draw:frame>
        <presentation:notes draw:style-name="dp2">
          <draw:custom-shape draw:style-name="gr1" draw:text-style-name="P3" draw:layer="layout" svg:width="12.691cm" svg:height="9.516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13.944cm" svg:height="11.414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1.793cm" svg:height="1.443cm" svg:x="2.751cm" svg:y="0.547cm" presentation:class="title" presentation:user-transformed="true">
          <draw:text-box>
            <text:p text:style-name="P8"><text:span text:style-name="T3">Advantages &amp; Disadvantages</text:span></text:p>
          </draw:text-box>
        </draw:frame>
        <draw:frame presentation:style-name="pr7" draw:text-style-name="P13" draw:layer="layout" svg:width="22.216cm" svg:height="14.143cm" svg:x="2.752cm" svg:y="3.175cm" presentation:class="outline" presentation:user-transformed="true">
          <draw:text-box>
            <text:list text:style-name="L3">
              <text:list-item>
                <text:p text:style-name="P9"><text:span text:style-name="T3">Advantage:</text:span></text:p>
              </text:list-item>
            </text:list>
            <text:list text:style-name="L3">
              <text:list-item>
                <text:p text:style-name="P10"><text:span text:style-name="T3">Flexible</text:span></text:p>
              </text:list-item>
            </text:list>
            <text:list text:style-name="L3">
              <text:list-item>
                <text:p text:style-name="P11"><text:span text:style-name="T3">Custom / tailor made</text:span></text:p>
              </text:list-item>
            </text:list>
            <text:list text:style-name="L3">
              <text:list-item>
                <text:p text:style-name="P11"><text:span text:style-name="T3">Fill in market gap left from commercial platforms</text:span></text:p>
              </text:list-item>
            </text:list>
            <text:list text:style-name="L3">
              <text:list-item>
                <text:p text:style-name="P11"><text:span text:style-name="T3">No standard instillation (OS, client request etc)</text:span></text:p>
              </text:list-item>
            </text:list>
            <text:list text:style-name="L3">
              <text:list-item>
                <text:p text:style-name="P12"><text:span text:style-name="T3">Disadvantage:</text:span></text:p>
              </text:list-item>
            </text:list>
            <text:list text:style-name="L3">
              <text:list-item>
                <text:p text:style-name="P11"><text:span text:style-name="T3">Takes too long ½-1 day for experienced engineer</text:span></text:p>
              </text:list-item>
            </text:list>
            <text:list text:style-name="L3">
              <text:list-item>
                <text:p text:style-name="P11"><text:span text:style-name="T3">Experts (us!) Might be considered non-pro!</text:span></text:p>
              </text:list-item>
            </text:list>
            <text:list text:style-name="L3">
              <text:list-item>
                <text:p text:style-name="P11"><text:span text:style-name="T3">Upgrade takes long time!</text:span></text:p>
              </text:list-item>
            </text:list>
            <text:list text:style-name="L3">
              <text:list-item>
                <text:p text:style-name="P11"><text:span text:style-name="T3">Scope of installation (system tasks) – unclear!</text:span></text:p>
              </text:list-item>
            </text:list>
            <text:list text:style-name="L3">
              <text:list-item>
                <text:p text:style-name="P11"><text:span text:style-name="T3">No standard instillation (OS, client request etc)</text:span></text:p>
              </text:list-item>
            </text:list>
            <text:list text:style-name="L3">
              <text:list-item>
                <text:p text:style-name="P11"><text:span text:style-name="T3">Server isn't only for ALM, performance, installation flexibility – HW is cheap our days!</text:span></text:p>
              </text:list-item>
            </text:list>
            <text:list text:style-name="L3">
              <text:list-item>
                <text:p text:style-name="P11"><text:span text:style-name="T3">No standard instillation 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2.691cm" svg:height="9.516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13.944cm" svg:height="11.414cm" svg:x="2.54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6" draw:text-style-name="P2" draw:layer="layout" svg:width="21.793cm" svg:height="1.443cm" svg:x="2.751cm" svg:y="0.547cm" presentation:class="title" presentation:user-transformed="true">
          <draw:text-box>
            <text:p text:style-name="P8"><text:span text:style-name="T3">Why change – Why now?</text:span></text:p>
          </draw:text-box>
        </draw:frame>
        <draw:frame presentation:style-name="pr7" draw:text-style-name="P13" draw:layer="layout" svg:width="22.216cm" svg:height="14.143cm" svg:x="2.752cm" svg:y="3.175cm" presentation:class="outline" presentation:user-transformed="true">
          <draw:text-box>
            <text:list text:style-name="L3">
              <text:list-item>
                <text:p text:style-name="P9"><text:span text:style-name="T3"/></text:p>
              </text:list-item>
            </text:list>
            <text:list text:style-name="L3">
              <text:list-item>
                <text:p text:style-name="P11"><text:span text:style-name="T3">Time of installation / installation process - reflects Tikal as non professional in the field we specialize in.</text:span></text:p>
              </text:list-item>
            </text:list>
            <text:list text:style-name="L3">
              <text:list-item>
                <text:p text:style-name="P11"><text:span text:style-name="T3">Installer creation will influence inside devel of ALM but will be more professional for customer.</text:span></text:p>
              </text:list-item>
            </text:list>
            <text:list text:style-name="L3">
              <text:list-item>
                <text:p text:style-name="P12"><text:span text:style-name="T3"/></text:p>
              </text:list-item>
            </text:list>
            <text:list text:style-name="L3">
              <text:list-item>
                <text:p text:style-name="P11"><text:span text:style-name="T3">Company growing &amp; install base is growing</text:span></text:p>
              </text:list-item>
            </text:list>
            <text:list text:style-name="L3">
              <text:list-item>
                <text:p text:style-name="P11"><text:span text:style-name="T3">Installations and upgrades will be impossible to handle</text:span></text:p>
              </text:list-item>
            </text:list>
            <text:list text:style-name="L3">
              <text:list-item>
                <text:p text:style-name="P12"><text:span text:style-name="T3"/></text:p>
              </text:list-item>
            </text:list>
            <text:list text:style-name="L3">
              <text:list-item>
                <text:p text:style-name="P11"><text:span text:style-name="T3">In many cases clients wish to pilot the system – installation time is in most cases very long – depending on Data migration etc ...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2.691cm" svg:height="9.516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13.944cm" svg:height="11.414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2" draw:text-style-name="P3" draw:layer="layout" svg:width="21.779cm" svg:height="1.689cm" svg:x="2.752cm" svg:y="0.423cm">
          <text:p text:style-name="P8"><text:span text:style-name="T6">Facts &amp; guidelines</text:span></text:p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2.216cm" svg:height="14.142cm" svg:x="2.752cm" svg:y="3.175cm">
          <text:list text:style-name="L5">
            <text:list-item>
              <text:list>
                <text:list-item>
                  <text:p text:style-name="P9"><text:span text:style-name="T7">Fact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0"><text:span text:style-name="T8">We need an installer!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0"><text:span text:style-name="T8">We prefer “one size fit all” - one installer for all platforms </text:span><text:span text:style-name="T9">almost</text:span><text:span text:style-name="T8"> impossible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0"><text:span text:style-name="T8">An apt / rpm repository – web / external disk – will be handy on install and upgrade (discussed later on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0"><text:span text:style-name="T8">Need to reconsider our policy about Window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4"><text:span text:style-name="T10">Process guideline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5"><text:span text:style-name="T11">Remain flexible / customizable to clients need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11">Open Sourc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11">Stay professional / experts – after instllation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12">(Open door to consultancy services &amp; on going involvement)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2"><text:span text:style-name="T3">Instillation guideline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11">Divide installation to a partial and a full install one (only Bugzilla and suite with / without lunt)‏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6"><text:span text:style-name="T11">Upgrade – </text:span><text:span text:style-name="T13">automatic</text:span><text:span text:style-name="T11"> updat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13">Uninstall <text:s/>/ clean-up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9"><text:span text:style-name="T7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1" draw:text-style-name="P3" draw:layer="layout" svg:width="12.691cm" svg:height="9.516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13.944cm" svg:height="11.414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779cm" svg:height="1.637cm" svg:x="2.751cm" svg:y="0.445cm" presentation:class="title" presentation:user-transformed="true">
          <draw:text-box>
            <text:p text:style-name="P17"><text:span text:style-name="T14">Installation – options (Linux Only)</text:span></text:p>
          </draw:text-box>
        </draw:frame>
        <draw:frame presentation:style-name="pr9" draw:text-style-name="P21" draw:layer="layout" svg:width="22.203cm" svg:height="15.435cm" svg:x="3.175cm" svg:y="2.54cm" presentation:class="outline" presentation:user-transformed="true">
          <draw:text-box>
            <text:list text:style-name="L3">
              <text:list-item>
                <text:p text:style-name="P9"><text:span text:style-name="T14"/></text:p>
              </text:list-item>
            </text:list>
            <text:list text:style-name="L3">
              <text:list-item>
                <text:p text:style-name="P10"><text:span text:style-name="T14">Installer – a script like installer which will setup environment + Tikal ALM suite (2 installers)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4">Local bash / shell install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4">Rpm / apt-get pack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14">Web-based installer (use php / webmin as base system)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4">Need to further investigate meaning of converting webmi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4">VM-Virtual machine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4">“</text:span><text:span text:style-name="T14">Ready-made OS” - can be installed manually / with instillation <text:s/>script and loaded to clients VM solution.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4">Tikal Distribution (a Linux distro) / Appliance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4">‏</text:span><text:span text:style-name="T14">choose platform of choi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4">Build rpm / apt repository for AL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4">Disable auto updat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14">For appli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4">HW chosen and sold with ALM pre-install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4">Customer receives “black box” (different argument <text:s/>I know!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678cm" svg:height="9.512cm" svg:x="3.175cm" svg:y="1.905cm" draw:page-number="7"/>
          <draw:frame presentation:style-name="pr5" draw:text-style-name="P4" draw:layer="layout" svg:width="13.944cm" svg:height="11.414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2" draw:text-style-name="P23" draw:layer="layout" svg:width="21.779cm" svg:height="1.689cm" svg:x="2.752cm" svg:y="0.423cm">
          <text:p text:style-name="P22"><text:span text:style-name="T15">Windows</text:span></text:p>
          <draw:enhanced-geometry svg:viewBox="0 0 21600 21600" draw:type="mso-spt202" draw:enhanced-path="M 0 0 L 21600 0 21600 21600 0 21600 0 0 Z N"/>
        </draw:custom-shape>
        <draw:custom-shape draw:style-name="gr4" draw:text-style-name="P26" draw:layer="layout" svg:width="22.216cm" svg:height="14.142cm" svg:x="2.549cm" svg:y="3.003cm">
          <text:list text:style-name="L5">
            <text:list-item>
              <text:list>
                <text:list-item>
                  <text:p text:style-name="P24"><text:span text:style-name="T7">From a discussion I had with miron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5"><text:span text:style-name="T7">Choose an XAMPP like packadge for windows with most of out work done for us.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5"><text:span text:style-name="T7">Then come in with a batch file / manuall installation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4"><text:span text:style-name="T7"/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5"><text:span text:style-name="T7">Of course try to leave windows install base to a minimal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1" draw:text-style-name="P3" draw:layer="layout" svg:width="12.691cm" svg:height="9.516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27" draw:layer="layout" svg:width="13.944cm" svg:height="11.414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2" draw:text-style-name="P23" draw:layer="layout" svg:width="21.779cm" svg:height="1.689cm" svg:x="2.752cm" svg:y="0.423cm">
          <text:p text:style-name="P22"><text:span text:style-name="T15">Script Installer – Pros &amp; Cons</text:span></text:p>
          <draw:enhanced-geometry svg:viewBox="0 0 21600 21600" draw:type="mso-spt202" draw:enhanced-path="M 0 0 L 21600 0 21600 21600 0 21600 0 0 Z N"/>
        </draw:custom-shape>
        <draw:custom-shape draw:style-name="gr5" draw:text-style-name="P30" draw:layer="layout" svg:width="22.216cm" svg:height="14.142cm" svg:x="2.752cm" svg:y="3.175cm">
          <text:list text:style-name="L5">
            <text:list-item>
              <text:list>
                <text:list-item>
                  <text:p text:style-name="P24"><text:span text:style-name="T7">Pro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8"><text:span text:style-name="T7">Write once and update as part of ALM release cycle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8"><text:span text:style-name="T7">Almost ready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8"><text:span text:style-name="T7">We have the know how in house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8"><text:span text:style-name="T7">Needs a corresponding package repo (web/local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4"><text:span text:style-name="T7">Con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8"><text:span text:style-name="T7">Applies only to Linux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8"><text:span text:style-name="T7">Dependant on hosting OS system update </text:span><text:span text:style-name="T16">(can be disabled in script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8"><text:span text:style-name="T7">Might not be fully automatic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9"><text:span text:style-name="T17"><text:tab/></text:span><text:span text:style-name="T17">There is an existent Bash script which can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9"><text:span text:style-name="T17"><text:s text:c="6"/></text:span><text:span text:style-name="T17">create opencm user &amp; group differentiate between Centos and Debian and Ubuntu and install all perl modules apt-get and rpm packages.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9"><text:span text:style-name="T17"><text:tab/></text:span><text:span text:style-name="T17">In the process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9"><text:span text:style-name="T17"><text:tab/></text:span><text:span text:style-name="T17">Mysql (Tikal's MySql)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9"><text:span text:style-name="T17"><text:tab/></text:span><text:span text:style-name="T17">Apache configuration – have a few suggestions there <text:s text:c="3"/>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9"><text:span text:style-name="T17"><text:s/>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9"><text:span text:style-name="T17"><text:tab/></text:span><text:span text:style-name="T17">Svndump and load will still be manual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29"><text:span text:style-name="T18"><text:tab/></text:span><text:span text:style-name="T18">ViewVC installation manual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29"><text:span text:style-name="T18"><text:tab/></text:span><text:span text:style-name="T18">Wiki manual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29"><text:span text:style-name="T18"><text:tab/></text:span><text:span text:style-name="T18">same for luntbuild an jbos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9"><text:span text:style-name="T18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1" draw:text-style-name="P3" draw:layer="layout" svg:width="12.691cm" svg:height="9.516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27" draw:layer="layout" svg:width="13.944cm" svg:height="11.414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2" draw:text-style-name="P23" draw:layer="layout" svg:width="21.779cm" svg:height="1.689cm" svg:x="2.752cm" svg:y="0.423cm">
          <text:p text:style-name="P22"><text:span text:style-name="T19">Web-based installer</text:span><text:span text:style-name="T15"> – Pros &amp; Cons</text:span></text:p>
          <draw:enhanced-geometry svg:viewBox="0 0 21600 21600" draw:type="mso-spt202" draw:enhanced-path="M 0 0 L 21600 0 21600 21600 0 21600 0 0 Z N"/>
        </draw:custom-shape>
        <draw:custom-shape draw:style-name="gr6" draw:text-style-name="P30" draw:layer="layout" svg:width="22.216cm" svg:height="14.142cm" svg:x="2.752cm" svg:y="3.175cm">
          <text:list text:style-name="L5">
            <text:list-item>
              <text:list>
                <text:list-item>
                  <text:p text:style-name="P24"><text:span text:style-name="T7">Pro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8"><text:span text:style-name="T7">Write once and update as part of ALM release cycle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8"><text:span text:style-name="T7">May apply to Window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9"><text:span text:style-name="T7"/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4"><text:span text:style-name="T7">Con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8"><text:span text:style-name="T7">Needs constant maintenance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8"><text:span text:style-name="T7">Dependant on pre - installation of apache + php – so maybe whats the point?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9"><text:span text:style-name="T20"/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9"><text:span text:style-name="T7"><text:tab/></text:span><text:span text:style-name="T7">The only point in mentioning this if it was part of tim a project Lior briefly mentioned – this I believe will be a web based service which will need an instillation method any way so ...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9"><text:span text:style-name="T7"><text:tab/>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9"><text:span text:style-name="T7"><text:tab/></text:span><text:span text:style-name="T21">Seems like too much of an headache to maintain – for now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9"><text:span text:style-name="T21"/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9"><text:span text:style-name="T20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1" draw:text-style-name="P3" draw:layer="layout" svg:width="12.691cm" svg:height="9.516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27" draw:layer="layout" svg:width="13.944cm" svg:height="11.414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2" draw:text-style-name="P23" draw:layer="layout" svg:width="21.779cm" svg:height="1.689cm" svg:x="2.752cm" svg:y="0.423cm">
          <text:p text:style-name="P8"><text:span text:style-name="T15">VM – Pros &amp; Cons</text:span></text:p>
          <draw:enhanced-geometry svg:viewBox="0 0 21600 21600" draw:type="mso-spt202" draw:enhanced-path="M 0 0 L 21600 0 21600 21600 0 21600 0 0 Z N"/>
        </draw:custom-shape>
        <draw:custom-shape draw:style-name="gr7" draw:text-style-name="P31" draw:layer="layout" svg:width="22.216cm" svg:height="14.142cm" svg:x="2.752cm" svg:y="3.175cm">
          <text:list text:style-name="L5">
            <text:list-item>
              <text:list>
                <text:list-item>
                  <text:p text:style-name="P24"><text:span text:style-name="T7">Pro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8"><text:span text:style-name="T7">“</text:span><text:span text:style-name="T7">Easy” to maintain – install once and replicate image.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8"><text:span text:style-name="T7">Vmplayer is free for use.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9"><text:span text:style-name="T7"/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4"><text:span text:style-name="T7">Con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8"><text:span text:style-name="T7">VM in general – has its issues – networking, “one file” OS etc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8"><text:span text:style-name="T7">Customers will tend to drift to Vmware – licensing issues costs.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8"><text:span text:style-name="T7">Dependant on stability of hosting OS (win for example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9"><text:span text:style-name="T7"/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9"><text:span text:style-name="T7"><text:tab/></text:span><text:span text:style-name="T7">I wouldn't consider using an open source virtual server yet for two reasons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9"><text:span text:style-name="T7"><text:tab/></text:span><text:span text:style-name="T7">1. Stability – not there yet (tried it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9"><text:span text:style-name="T7"><text:tab/></text:span><text:span text:style-name="T7">2. Does not resolve all cases – again windows issues.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29"><text:span text:style-name="T20"/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29"><text:span text:style-name="T20"><text:tab/></text:span><text:span text:style-name="T20">This is probably the easiest method – I am not sure its the most stable one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1" draw:text-style-name="P3" draw:layer="layout" svg:width="12.691cm" svg:height="9.516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27" draw:layer="layout" svg:width="13.944cm" svg:height="11.414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style-name="gr2" draw:text-style-name="P23" draw:layer="layout" svg:width="21.779cm" svg:height="1.689cm" svg:x="2.752cm" svg:y="0.423cm">
          <text:list text:style-name="L3">
            <text:list-item>
              <text:list>
                <text:list-item>
                  <text:p text:style-name="P10"><text:span text:style-name="T19">Tikal Distribution distro / Applianc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0" draw:layer="layout" svg:width="22.216cm" svg:height="14.142cm" svg:x="2.752cm" svg:y="3.175cm">
          <text:list text:style-name="L5">
            <text:list-item>
              <text:list>
                <text:list-item>
                  <text:p text:style-name="P24"><text:span text:style-name="T7">Pro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8"><text:span text:style-name="T7">In both cases full control of machine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8"><text:span text:style-name="T7">Set custom repo </text:span><text:span text:style-name="T21">(based on existent)</text:span><text:span text:style-name="T7"> – upgrades will be initialized by ALM suite only (not by OS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8"><text:span text:style-name="T7">Once ready and tested on our server it will have to “behave” the same on any other!!!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9"><text:span text:style-name="T7"/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4"><text:span text:style-name="T7">Con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8"><text:span text:style-name="T7">May introduce uncertainty to the process – our code in your hands?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8"><text:span text:style-name="T7">Initial design, will take time.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9"><text:span text:style-name="T7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1" draw:text-style-name="P3" draw:layer="layout" svg:width="12.691cm" svg:height="9.516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27" draw:layer="layout" svg:width="13.944cm" svg:height="11.414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2" draw:text-style-name="P32" draw:layer="layout" svg:width="21.779cm" svg:height="1.689cm" svg:x="2.752cm" svg:y="0.423cm">
          <text:list text:style-name="L3">
            <text:list-item>
              <text:list>
                <text:list-item>
                  <text:p text:style-name="P28"><text:span text:style-name="T19">Executio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9" draw:layer="layout" svg:width="22.216cm" svg:height="14.142cm" svg:x="2.752cm" svg:y="3.175cm">
          <text:list text:style-name="L5">
            <text:list-item>
              <text:list>
                <text:list-item>
                  <text:p text:style-name="P33"><text:span text:style-name="T7">Instillation Script – start / continue writing, test and deploy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34"><text:span text:style-name="T7"/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35"><text:span text:style-name="T7">PHP / other web based – design all components pre install requirements test and deploy.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36"><text:span text:style-name="T7"/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35"><text:span text:style-name="T7">VM – download ready made virtual maschine install and replicate, test and deploy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36"><text:span text:style-name="T7"/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35"><text:span text:style-name="T7">Distro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7"><text:span text:style-name="T7">choose standard OS (CentOs / Ubuntu) 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7"><text:span text:style-name="T20">Write anaconda like instillation 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7"><text:span text:style-name="T7">create Tikal ALM packages (apt / rpm)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7"><text:span text:style-name="T7">Pack on to CD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8"><text:span text:style-name="T7">Sounds easy ha?!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35"><text:span text:style-name="T7">Appliance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7"><text:span text:style-name="T7">Choose platform – CentOs / Ubuntu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7"><text:span text:style-name="T7">In installation Based on instillation script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36"><text:span text:style-name="T7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1" draw:text-style-name="P3" draw:layer="layout" svg:width="12.691cm" svg:height="9.516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27" draw:layer="layout" svg:width="13.944cm" svg:height="11.414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10" draw:text-style-name="P23" draw:layer="layout" svg:width="21.779cm" svg:height="1.689cm" svg:x="2.752cm" svg:y="0.423cm">
          <text:p text:style-name="P8"><text:span text:style-name="T6">Further Enhancements &amp; Considerations</text:span></text:p>
          <draw:enhanced-geometry svg:viewBox="0 0 21600 21600" draw:type="mso-spt202" draw:enhanced-path="M 0 0 L 21600 0 21600 21600 0 21600 0 0 Z N"/>
        </draw:custom-shape>
        <draw:custom-shape draw:style-name="gr11" draw:text-style-name="P41" draw:layer="layout" svg:width="22.216cm" svg:height="14.142cm" svg:x="2.752cm" svg:y="3.175cm">
          <text:list text:style-name="L7">
            <text:list-item>
              <text:p text:style-name="P14"><text:span text:style-name="T10">Product design needs to support</text:span></text:p>
            </text:list-item>
          </text:list>
          <text:list text:style-name="L7">
            <text:list-item>
              <text:p text:style-name="P15"><text:span text:style-name="T10">Upgrades – web based / local patch – reversible of course.</text:span></text:p>
            </text:list-item>
          </text:list>
          <text:list text:style-name="L7">
            <text:list-item>
              <text:p text:style-name="P11"><text:span text:style-name="T10">Installer part of release – changes according to release </text:span></text:p>
            </text:list-item>
          </text:list>
          <text:list text:style-name="L7">
            <text:list-item>
              <text:list>
                <text:list-item>
                  <text:p text:style-name="P40"><text:span text:style-name="T10"><text:s/></text:span><text:span text:style-name="T10">For example incorporate </text:span><text:span text:style-name="T22">checksetup.pl</text:span><text:span text:style-name="T10"> into installer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40"><text:span text:style-name="T10">Unite apache conf files to 2 one will all and one with no </text:span><text:span text:style-name="T10"><text:tab/></text:span><text:span text:style-name="T10"><text:tab/></text:span><text:span text:style-name="T10">lunt &amp; proximity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40"><text:span text:style-name="T10"/></text:p>
                </text:list-item>
              </text:list>
            </text:list-item>
          </text:list>
          <text:list text:style-name="L7">
            <text:list-item>
              <text:p text:style-name="P12"><text:span text:style-name="T10"/></text:p>
            </text:list-item>
          </text:list>
          <text:list text:style-name="L7">
            <text:list-item>
              <text:p text:style-name="P12"><text:span text:style-name="T10">Creating a standard instillation which will be flexible enough to ship over seas with no problem to maintain / handle remotely and or via local professional service.</text:span></text:p>
            </text:list-item>
          </text:list>
          <text:list text:style-name="L7">
            <text:list-item>
              <text:p text:style-name="P12"><text:span text:style-name="T10">How do we keep this simple installation a secret – it's open source and now “we can do it without you”</text:span></text:p>
            </text:list-item>
          </text:list>
          <text:list text:style-name="L7">
            <text:list-item>
              <text:p text:style-name="P12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3" draw:layer="layout" svg:width="12.691cm" svg:height="9.516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27" draw:layer="layout" svg:width="13.944cm" svg:height="11.414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style-name="gr2" draw:text-style-name="P32" draw:layer="layout" svg:width="21.779cm" svg:height="1.689cm" svg:x="2.752cm" svg:y="0.423cm">
          <text:list text:style-name="L3">
            <text:list-item>
              <text:list>
                <text:list-item>
                  <text:p text:style-name="P28"><text:span text:style-name="T19">Keeping Score?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2" draw:layer="layout" svg:width="22.216cm" svg:height="14.142cm" svg:x="2.752cm" svg:y="3.175cm">
          <text:list text:style-name="L5">
            <text:list-item>
              <text:list>
                <text:list-item>
                  <text:p text:style-name="P33"><text:span text:style-name="T7">1</text:span><text:span text:style-name="T23">st</text:span><text:span text:style-name="T7"> – VM – fastest TTM &amp; setup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33"><text:span text:style-name="T7">2</text:span><text:span text:style-name="T23">nd</text:span><text:span text:style-name="T7"><text:tab/></text:span><text:span text:style-name="T7">- Installer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33"><text:span text:style-name="T7">3</text:span><text:span text:style-name="T23">rd</text:span><text:span text:style-name="T7"> – Distro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33"><text:span text:style-name="T7">4</text:span><text:span text:style-name="T23">th</text:span><text:span text:style-name="T7"> – Appliance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35"><text:span text:style-name="T7">5</text:span><text:span text:style-name="T23">th</text:span><text:span text:style-name="T7"><text:tab/></text:span><text:span text:style-name="T7">- Web based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1" draw:text-style-name="P3" draw:layer="layout" svg:width="12.691cm" svg:height="9.516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27" draw:layer="layout" svg:width="13.944cm" svg:height="11.414cm" svg:x="2.54cm" svg:y="12.065cm" presentation:class="notes" presentation:placeholder="true">
            <draw:text-box/>
          </draw:frame>
        </presentation:notes>
      </draw:page>
      <draw:page draw:name="page16" draw:style-name="dp5" draw:master-page-name="Default">
        <office:forms form:automatic-focus="false" form:apply-design-mode="false"/>
        <presentation:notes draw:style-name="dp2">
          <draw:page-thumbnail draw:style-name="gr13" draw:layer="layout" svg:width="12.674cm" svg:height="9.508cm" svg:x="3.175cm" svg:y="1.904cm" draw:page-number="16" presentation:class="page"/>
          <draw:frame presentation:style-name="pr10" draw:text-style-name="P4" draw:layer="layout" svg:width="13.944cm" svg:height="11.16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Title1" presentation:presentation-page-layout-name="AL1T0">
        <office:forms form:automatic-focus="false" form:apply-design-mode="false"/>
        <draw:frame presentation:style-name="pr11" draw:text-style-name="P2" draw:layer="layout" svg:width="22.649cm" svg:height="4.446cm" svg:x="2.715cm" svg:y="10.371cm" presentation:class="title" presentation:user-transformed="true">
          <draw:text-box>
            <text:p text:style-name="P43"><text:span text:style-name="T24">Thank You</text:span><text:span text:style-name="T24"><text:line-break/></text:span><text:span text:style-name="T24"/></text:p>
          </draw:text-box>
        </draw:frame>
        <presentation:notes draw:style-name="dp6">
          <draw:custom-shape draw:style-name="gr1" draw:text-style-name="P3" draw:layer="layout" svg:width="7.144cm" svg:height="9.525cm" svg:x="5.953cm" svg:y="1.93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44cm" svg:height="11.414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ccc7bc" draw:end-color="#fefefe" draw:start-intensity="100%" draw:end-intensity="100%" draw:angle="0" draw:border="0%"/>
    <draw:gradient draw:name="Gradient_20_8" draw:display-name="Gradient 8" draw:style="linear" draw:start-color="#fefefe" draw:end-color="#bcb6a8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3%" fo:text-align="start" text:enable-numbering="false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Lucida Sans Unicode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3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Lucida Sans Unicode'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28pt" style:font-style-asian="normal" style:font-weight-asian="normal" style:font-family-complex="'Lucida Sans Unicode'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">
            <style:text-properties fo:font-family="'Wingdings 3'" style:font-family-generic="roman" style:font-pitch="variable" style:font-charset="x-symbol" fo:color="#ec7600" fo:font-size="100%"/>
          </text:list-level-style-bullet>
          <text:list-level-style-bullet text:level="2" text:bullet-char="»">
            <style:list-level-properties text:space-before="1.27cm"/>
            <style:text-properties fo:font-family="Tahoma" style:font-family-generic="swiss" style:font-pitch="variable" fo:color="#ec7600" fo:font-size="100%"/>
          </text:list-level-style-bullet>
          <text:list-level-style-bullet text:level="3" text:bullet-char="•">
            <style:list-level-properties text:space-before="2.54cm"/>
            <style:text-properties fo:font-family="'Bitstream Vera Sans'" style:font-family-generic="swiss" style:font-pitch="variable" fo:color="#ec7600" fo:font-size="100%"/>
          </text:list-level-style-bullet>
          <text:list-level-style-bullet text:level="4" text:bullet-char="–">
            <style:list-level-properties text:space-before="3.81cm"/>
            <style:text-properties fo:font-family="'Bitstream Vera Sans'" style:font-family-generic="swiss" style:font-pitch="variable" fo:color="#333333" fo:font-size="100%"/>
          </text:list-level-style-bullet>
          <text:list-level-style-bullet text:level="5" text:bullet-char="»">
            <style:list-level-properties text:space-before="5.08cm"/>
            <style:text-properties fo:font-family="'Bitstream Vera Sans'" style:font-family-generic="swiss" style:font-pitch="variable" fo:color="#333333" fo:font-size="100%"/>
          </text:list-level-style-bullet>
          <text:list-level-style-bullet text:level="6" text:bullet-char="»">
            <style:list-level-properties text:space-before="5.08cm"/>
            <style:text-properties fo:font-family="'Bitstream Vera Sans'" style:font-family-generic="swiss" style:font-pitch="variable" fo:color="#333333" fo:font-size="100%"/>
          </text:list-level-style-bullet>
          <text:list-level-style-bullet text:level="7" text:bullet-char="»">
            <style:list-level-properties text:space-before="5.08cm"/>
            <style:text-properties fo:font-family="'Bitstream Vera Sans'" style:font-family-generic="swiss" style:font-pitch="variable" fo:color="#333333" fo:font-size="100%"/>
          </text:list-level-style-bullet>
          <text:list-level-style-bullet text:level="8" text:bullet-char="»">
            <style:list-level-properties text:space-before="5.08cm"/>
            <style:text-properties fo:font-family="'Bitstream Vera Sans'" style:font-family-generic="swiss" style:font-pitch="variable" fo:color="#333333" fo:font-size="100%"/>
          </text:list-level-style-bullet>
          <text:list-level-style-bullet text:level="9" text:bullet-char="»">
            <style:list-level-properties text:space-before="5.08cm"/>
            <style:text-properties fo:font-family="'Bitstream Vera Sans'" style:font-family-generic="swiss" style:font-pitch="variable" fo:color="#333333" fo:font-size="100%"/>
          </text:list-level-style-bullet>
        </text:list-style>
      </style:graphic-properties>
      <style:paragraph-properties fo:margin-left="0cm" fo:margin-right="0cm" fo:margin-top="0.176cm" fo:margin-bottom="0cm" fo:line-height="101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3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">
            <style:list-level-properties text:min-label-width="0.926cm"/>
            <style:text-properties fo:font-family="'Wingdings 3'" style:font-family-generic="roman" style:font-pitch="variable" style:font-charset="x-symbol" fo:color="#ec7600" fo:font-size="100%"/>
          </text:list-level-style-bullet>
          <text:list-level-style-bullet text:level="2" text:bullet-char="»">
            <style:list-level-properties text:space-before="1.27cm" text:min-label-width="0.767cm"/>
            <style:text-properties fo:font-family="Tahoma" style:font-family-generic="swiss" style:font-pitch="variable" fo:color="#ec76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Bitstream Vera Sans'" style:font-family-generic="swiss" style:font-pitch="variable" fo:color="#ec76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Bitstream Vera Sans'" style:font-family-generic="swiss" style:font-pitch="variable" fo:color="#33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Bitstream Vera Sans'" style:font-family-generic="swiss" style:font-pitch="variable" fo:color="#33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Bitstream Vera Sans'" style:font-family-generic="swiss" style:font-pitch="variable" fo:color="#33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Bitstream Vera Sans'" style:font-family-generic="swiss" style:font-pitch="variable" fo:color="#33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Bitstream Vera Sans'" style:font-family-generic="swiss" style:font-pitch="variable" fo:color="#3333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26cm" fo:margin-right="0cm" fo:margin-top="0.176cm" fo:margin-bottom="0cm" fo:line-height="101%" fo:text-align="start" text:enable-numbering="true" fo:text-indent="0cm" style:punctuation-wrap="hanging" style:line-break="strict">
        <style:tab-stops>
          <style:tab-stop style:position="0.343cm"/>
          <style:tab-stop style:position="1.613cm"/>
          <style:tab-stop style:position="2.883cm"/>
          <style:tab-stop style:position="4.153cm"/>
          <style:tab-stop style:position="5.423cm"/>
          <style:tab-stop style:position="6.693cm"/>
          <style:tab-stop style:position="7.963cm"/>
          <style:tab-stop style:position="9.233cm"/>
          <style:tab-stop style:position="10.503cm"/>
          <style:tab-stop style:position="11.773cm"/>
          <style:tab-stop style:position="13.043cm"/>
          <style:tab-stop style:position="14.313cm"/>
          <style:tab-stop style:position="15.583cm"/>
          <style:tab-stop style:position="16.853cm"/>
          <style:tab-stop style:position="18.123cm"/>
          <style:tab-stop style:position="19.393cm"/>
          <style:tab-stop style:position="20.663cm"/>
          <style:tab-stop style:position="21.933cm"/>
          <style:tab-stop style:position="23.203cm"/>
          <style:tab-stop style:position="24.473cm"/>
        </style:tab-stops>
      </style:paragraph-properties>
      <style:text-properties fo:color="#333333" style:text-outline="false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37cm" fo:margin-right="0cm" fo:margin-top="0.158cm" fo:margin-bottom="0cm" fo:line-height="101%" fo:text-align="start" text:enable-numbering="true" fo:text-indent="0cm" style:punctuation-wrap="hanging" style:line-break="strict">
        <style:tab-stops>
          <style:tab-stop style:position="0.502cm"/>
          <style:tab-stop style:position="1.772cm"/>
          <style:tab-stop style:position="3.042cm"/>
          <style:tab-stop style:position="4.312cm"/>
          <style:tab-stop style:position="5.582cm"/>
          <style:tab-stop style:position="6.852cm"/>
          <style:tab-stop style:position="8.122cm"/>
          <style:tab-stop style:position="9.392cm"/>
          <style:tab-stop style:position="10.662cm"/>
          <style:tab-stop style:position="11.932cm"/>
          <style:tab-stop style:position="13.202cm"/>
          <style:tab-stop style:position="14.472cm"/>
          <style:tab-stop style:position="15.742cm"/>
          <style:tab-stop style:position="17.012cm"/>
          <style:tab-stop style:position="18.282cm"/>
          <style:tab-stop style:position="19.552cm"/>
          <style:tab-stop style:position="20.822cm"/>
          <style:tab-stop style:position="22.092cm"/>
          <style:tab-stop style:position="23.362cm"/>
          <style:tab-stop style:position="24.632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style-asian="normal" style:font-weight-asian="normal" style:font-family-complex="'Lucida Sans Unicode'" style:font-family-generic-complex="swiss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1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101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1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1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1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1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1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Lucida Sans Unicode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3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Lucida Sans Unicode'" style:font-family-generic="swiss" style:font-pitch="variable" fo:font-size="28pt" fo:font-style="normal" fo:text-shadow="none" style:text-underline-style="none" fo:font-weight="normal" style:letter-kerning="true" style:font-family-asian="'Lucida Sans Unicode'" style:font-family-generic-asian="swiss" style:font-pitch-asian="variable" style:font-size-asian="28pt" style:font-style-asian="normal" style:font-weight-asian="normal" style:font-family-complex="'Lucida Sans Unicode'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">
            <style:text-properties fo:font-family="'Wingdings 3'" style:font-family-generic="roman" style:font-pitch="variable" style:font-charset="x-symbol" fo:color="#ec7600" fo:font-size="100%"/>
          </text:list-level-style-bullet>
          <text:list-level-style-bullet text:level="2" text:bullet-char="»">
            <style:list-level-properties text:space-before="1.27cm"/>
            <style:text-properties fo:font-family="Tahoma" style:font-family-generic="swiss" style:font-pitch="variable" fo:color="#ec7600" fo:font-size="100%"/>
          </text:list-level-style-bullet>
          <text:list-level-style-bullet text:level="3" text:bullet-char="•">
            <style:list-level-properties text:space-before="2.54cm"/>
            <style:text-properties fo:font-family="'Bitstream Vera Sans'" style:font-family-generic="swiss" style:font-pitch="variable" fo:color="#ec7600" fo:font-size="100%"/>
          </text:list-level-style-bullet>
          <text:list-level-style-bullet text:level="4" text:bullet-char="–">
            <style:list-level-properties text:space-before="3.81cm"/>
            <style:text-properties fo:font-family="'Bitstream Vera Sans'" style:font-family-generic="swiss" style:font-pitch="variable" fo:color="#333333" fo:font-size="100%"/>
          </text:list-level-style-bullet>
          <text:list-level-style-bullet text:level="5" text:bullet-char="»">
            <style:list-level-properties text:space-before="5.08cm"/>
            <style:text-properties fo:font-family="'Bitstream Vera Sans'" style:font-family-generic="swiss" style:font-pitch="variable" fo:color="#333333" fo:font-size="100%"/>
          </text:list-level-style-bullet>
          <text:list-level-style-bullet text:level="6" text:bullet-char="»">
            <style:list-level-properties text:space-before="5.08cm"/>
            <style:text-properties fo:font-family="'Bitstream Vera Sans'" style:font-family-generic="swiss" style:font-pitch="variable" fo:color="#333333" fo:font-size="100%"/>
          </text:list-level-style-bullet>
          <text:list-level-style-bullet text:level="7" text:bullet-char="»">
            <style:list-level-properties text:space-before="5.08cm"/>
            <style:text-properties fo:font-family="'Bitstream Vera Sans'" style:font-family-generic="swiss" style:font-pitch="variable" fo:color="#333333" fo:font-size="100%"/>
          </text:list-level-style-bullet>
          <text:list-level-style-bullet text:level="8" text:bullet-char="»">
            <style:list-level-properties text:space-before="5.08cm"/>
            <style:text-properties fo:font-family="'Bitstream Vera Sans'" style:font-family-generic="swiss" style:font-pitch="variable" fo:color="#333333" fo:font-size="100%"/>
          </text:list-level-style-bullet>
          <text:list-level-style-bullet text:level="9" text:bullet-char="»">
            <style:list-level-properties text:space-before="5.08cm"/>
            <style:text-properties fo:font-family="'Bitstream Vera Sans'" style:font-family-generic="swiss" style:font-pitch="variable" fo:color="#333333" fo:font-size="100%"/>
          </text:list-level-style-bullet>
        </text:list-style>
      </style:graphic-properties>
      <style:paragraph-properties fo:margin-left="0cm" fo:margin-right="0cm" fo:margin-top="0.176cm" fo:margin-bottom="0cm" fo:line-height="101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letter-kerning="true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">
            <style:list-level-properties text:min-label-width="0.926cm"/>
            <style:text-properties fo:font-family="'Wingdings 3'" style:font-family-generic="roman" style:font-pitch="variable" style:font-charset="x-symbol" fo:color="#ec7600" fo:font-size="100%"/>
          </text:list-level-style-bullet>
          <text:list-level-style-bullet text:level="2" text:bullet-char="»">
            <style:list-level-properties text:space-before="1.27cm" text:min-label-width="0.767cm"/>
            <style:text-properties fo:font-family="Tahoma" style:font-family-generic="swiss" style:font-pitch="variable" fo:color="#ec76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Bitstream Vera Sans'" style:font-family-generic="swiss" style:font-pitch="variable" fo:color="#ec76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Bitstream Vera Sans'" style:font-family-generic="swiss" style:font-pitch="variable" fo:color="#33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Bitstream Vera Sans'" style:font-family-generic="swiss" style:font-pitch="variable" fo:color="#33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Bitstream Vera Sans'" style:font-family-generic="swiss" style:font-pitch="variable" fo:color="#33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Bitstream Vera Sans'" style:font-family-generic="swiss" style:font-pitch="variable" fo:color="#33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Bitstream Vera Sans'" style:font-family-generic="swiss" style:font-pitch="variable" fo:color="#3333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26cm" fo:margin-right="0cm" fo:margin-top="0.176cm" fo:margin-bottom="0cm" fo:line-height="101%" fo:text-align="start" text:enable-numbering="true" fo:text-indent="0cm" style:punctuation-wrap="hanging" style:line-break="strict">
        <style:tab-stops>
          <style:tab-stop style:position="0.343cm"/>
          <style:tab-stop style:position="1.613cm"/>
          <style:tab-stop style:position="2.883cm"/>
          <style:tab-stop style:position="4.153cm"/>
          <style:tab-stop style:position="5.423cm"/>
          <style:tab-stop style:position="6.693cm"/>
          <style:tab-stop style:position="7.963cm"/>
          <style:tab-stop style:position="9.233cm"/>
          <style:tab-stop style:position="10.503cm"/>
          <style:tab-stop style:position="11.773cm"/>
          <style:tab-stop style:position="13.043cm"/>
          <style:tab-stop style:position="14.313cm"/>
          <style:tab-stop style:position="15.583cm"/>
          <style:tab-stop style:position="16.853cm"/>
          <style:tab-stop style:position="18.123cm"/>
          <style:tab-stop style:position="19.393cm"/>
          <style:tab-stop style:position="20.663cm"/>
          <style:tab-stop style:position="21.933cm"/>
          <style:tab-stop style:position="23.203cm"/>
          <style:tab-stop style:position="24.473cm"/>
        </style:tab-stops>
      </style:paragraph-properties>
      <style:text-properties fo:color="#333333" style:text-outline="false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letter-kerning="true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37cm" fo:margin-right="0cm" fo:margin-top="0.158cm" fo:margin-bottom="0cm" fo:line-height="101%" fo:text-align="start" text:enable-numbering="true" fo:text-indent="0cm" style:punctuation-wrap="hanging" style:line-break="strict">
        <style:tab-stops>
          <style:tab-stop style:position="0.502cm"/>
          <style:tab-stop style:position="1.772cm"/>
          <style:tab-stop style:position="3.042cm"/>
          <style:tab-stop style:position="4.312cm"/>
          <style:tab-stop style:position="5.582cm"/>
          <style:tab-stop style:position="6.852cm"/>
          <style:tab-stop style:position="8.122cm"/>
          <style:tab-stop style:position="9.392cm"/>
          <style:tab-stop style:position="10.662cm"/>
          <style:tab-stop style:position="11.932cm"/>
          <style:tab-stop style:position="13.202cm"/>
          <style:tab-stop style:position="14.472cm"/>
          <style:tab-stop style:position="15.742cm"/>
          <style:tab-stop style:position="17.012cm"/>
          <style:tab-stop style:position="18.282cm"/>
          <style:tab-stop style:position="19.552cm"/>
          <style:tab-stop style:position="20.822cm"/>
          <style:tab-stop style:position="22.092cm"/>
          <style:tab-stop style:position="23.362cm"/>
          <style:tab-stop style:position="24.632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style-asian="normal" style:font-weight-asian="normal" style:font-family-complex="'Lucida Sans Unicode'" style:font-family-generic-complex="swiss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41cm" fo:margin-bottom="0cm" fo:line-height="101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23cm" fo:margin-bottom="0cm" fo:line-height="101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23cm" fo:margin-bottom="0cm" fo:line-height="101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23cm" fo:margin-bottom="0cm" fo:line-height="101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23cm" fo:margin-bottom="0cm" fo:line-height="101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23cm" fo:margin-bottom="0cm" fo:line-height="101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23cm" fo:margin-bottom="0cm" fo:line-height="101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9e988c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solid" draw:fill-color="#928c8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gradient" draw:fill-color="#fefefe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gradient" draw:fill-color="#bcb6a8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977cm 0.326cm 4.168cm 0.203cm)" draw:image-opacity="100%" style:mirror="none"/>
    </style:style>
    <style:style style:name="gr11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1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896cm 0.178cm 0.295cm 0.178cm)" draw:image-opacity="100%" style:mirror="none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5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54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45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54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54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line-height="93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93%" text:enable-numbering="false" fo:text-indent="0cm" style:line-break="strict" style:writing-mode="lr-tb"/>
    </style:style>
    <style:style style:name="P8" style:family="paragraph">
      <style:paragraph-properties fo:margin-left="0cm" fo:margin-right="0cm" fo:line-height="93%" fo:text-align="end" text:enable-numbering="false" fo:text-indent="0cm" style:line-break="strict" style:writing-mode="lr-tb"/>
    </style:style>
    <style:style style:name="P9" style:family="paragraph">
      <style:paragraph-properties fo:margin-left="0cm" fo:margin-right="0cm" fo:line-height="93%" fo:text-align="center" text:enable-numbering="false" fo:text-indent="0cm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5f5f5f" fo:font-family="Tahoma" style:font-family-generic="swiss" style:font-pitch="variable" fo:font-size="7pt" fo:language="en" fo:country="GB" style:font-family-asian="Tahoma" style:font-family-generic-asian="swiss" style:font-pitch-asian="variable" style:font-size-asian="7pt" style:font-family-complex="Tahoma" style:font-family-generic-complex="swiss" style:font-pitch-complex="variable" style:font-size-complex="7pt"/>
    </style:style>
    <style:style style:name="T3" style:family="text">
      <style:text-properties fo:font-size="12pt" fo:language="en" fo:country="GB" style:font-family-asian="'DejaVu Sans'" style:font-pitch-asian="variable" style:font-size-asian="12pt" style:font-family-complex="'DejaVu Sans'" style:font-pitch-complex="variable" style:font-size-complex="12pt"/>
    </style:style>
    <style:style style:name="T4" style:family="text">
      <style:text-properties fo:font-size="14pt" fo:language="en" fo:country="GB" style:font-family-asian="'DejaVu Sans'" style:font-pitch-asian="variable" style:font-size-asian="14pt" style:font-family-complex="'DejaVu Sans'" style:font-pitch-complex="variable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draw:style-name="gr3" draw:text-style-name="P3" draw:layer="backgroundobjects" svg:width="22.754cm" svg:height="2.152cm" svg:x="2.646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775cm" svg:height="1.681cm" svg:x="2.751cm" svg:y="0.423cm" presentation:class="title" presentation:placeholder="true">
        <draw:text-box/>
      </draw:frame>
      <draw:frame presentation:style-name="Default-outline1" draw:layer="backgroundobjects" svg:width="22.198cm" svg:height="14.381cm" svg:x="2.752cm" svg:y="3.175cm" presentation:class="outline" presentation:placeholder="true">
        <draw:text-box/>
      </draw:frame>
      <draw:custom-shape draw:style-name="gr4" draw:text-style-name="P3" draw:layer="backgroundobjects" svg:width="2.54cm" svg:height="8.044cm" svg:x="-0.106cm" svg:y="2.328cm">
        <text:p/>
        <draw:enhanced-geometry svg:viewBox="0 0 21600 21600" draw:type="rectangle" draw:enhanced-path="M 0 0 L 21600 0 21600 21600 0 21600 0 0 Z N"/>
      </draw:custom-shape>
      <draw:frame draw:style-name="gr5" draw:text-style-name="P4" draw:layer="backgroundobjects" svg:width="3.175cm" svg:height="1.53cm" svg:x="22.225cm" svg:y="17.52cm">
        <draw:image xlink:href="Pictures/10000200000001CD000000DE3889E839.png" xlink:type="simple" xlink:show="embed" xlink:actuate="onLoad">
          <text:p/>
        </draw:image>
      </draw:frame>
      <draw:custom-shape draw:style-name="gr6" draw:text-style-name="P3" draw:layer="backgroundobjects" svg:width="14.605cm" svg:height="0.536cm" svg:x="2.752cm" svg:y="18.287cm">
        <text:p text:style-name="P5"><text:span text:style-name="T2">Copyright 2007 Tikal Knowledge, Ltd.</text:span><text:span text:style-name="T2"><text:tab/></text:span><text:span text:style-name="T2"> <text:s text:c="55"/>| <text:s text:c="2"/></text:span><text:span text:style-name="T2"><text:page-number>&lt;number&gt;</text:page-number></text:span><text:span text:style-name="T2"> <text:s text:c="2"/>|</text:span></text:p>
        <draw:enhanced-geometry svg:viewBox="0 0 21600 21600" draw:type="mso-spt202" draw:enhanced-path="M 0 0 L 21600 0 21600 21600 0 21600 0 0 Z N"/>
      </draw:custom-shape>
      <draw:custom-shape draw:style-name="gr7" draw:text-style-name="P3" draw:layer="backgroundobjects" svg:width="2.54cm" svg:height="7.62cm" svg:x="0cm" svg:y="2.54cm">
        <text:p/>
        <draw:enhanced-geometry svg:viewBox="0 0 21600 21600" draw:type="rectangle" draw:enhanced-path="M 0 0 L 21600 0 21600 21600 0 21600 0 0 Z N"/>
      </draw:custom-shape>
      <draw:custom-shape draw:style-name="gr8" draw:text-style-name="P3" draw:layer="backgroundobjects" svg:width="2.54cm" svg:height="2.857cm" svg:x="-0.106cm" svg:y="10.619cm">
        <text:p/>
        <draw:enhanced-geometry svg:viewBox="0 0 21600 21600" draw:type="rectangle" draw:enhanced-path="M 0 0 L 21600 0 21600 21600 0 21600 0 0 Z N"/>
      </draw:custom-shape>
      <draw:custom-shape draw:style-name="gr9" draw:text-style-name="P3" draw:layer="backgroundobjects" svg:width="2.54cm" svg:height="2.152cm" svg:x="-0.106cm" svg:y="0cm">
        <text:p/>
        <draw:enhanced-geometry svg:viewBox="0 0 21600 21600" draw:type="rectangle" draw:enhanced-path="M 0 0 L 21600 0 21600 21600 0 21600 0 0 Z N"/>
      </draw:custom-shape>
      <draw:frame draw:style-name="gr10" draw:text-style-name="P4" draw:layer="backgroundobjects" svg:width="22.754cm" svg:height="0.424cm" svg:x="2.646cm" svg:y="2.328cm">
        <draw:image xlink:href="Pictures/1000000000000250000000FA53C97402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11" draw:text-style-name="P6" draw:layer="backgroundobjects" svg:width="19.05cm" svg:height="25.4cm" svg:x="0cm" svg:y="0cm">
          <text:p/>
        </draw:rect>
        <draw:custom-shape draw:style-name="gr12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7" draw:layer="backgroundobjects" svg:width="8.229cm" svg:height="1.253cm" svg:x="-0.001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2" draw:text-style-name="P8" draw:layer="backgroundobjects" svg:width="8.229cm" svg:height="1.253cm" svg:x="10.79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2.674cm" svg:height="9.508cm" svg:x="3.175cm" svg:y="1.904cm" presentation:class="page"/>
        <draw:frame presentation:style-name="Default-notes" draw:layer="backgroundobjects" svg:width="13.944cm" svg:height="11.413cm" svg:x="2.54cm" svg:y="12.065cm" presentation:class="notes" presentation:placeholder="true">
          <draw:text-box/>
        </draw:frame>
        <draw:frame presentation:style-name="pr3" draw:text-style-name="P7" draw:layer="backgroundobjects" svg:width="8.229cm" svg:height="1.253cm" svg:x="-0.001cm" svg:y="24.129cm" presentation:class="footer">
          <draw:text-box>
            <text:p text:style-name="P7"><text:span text:style-name="T3"><presentation:footer/></text:span></text:p>
          </draw:text-box>
        </draw:frame>
        <draw:frame presentation:style-name="pr4" draw:text-style-name="P8" draw:layer="backgroundobjects" svg:width="8.229cm" svg:height="1.253cm" svg:x="10.794cm" svg:y="24.129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office:forms form:automatic-focus="false" form:apply-design-mode="false"/>
      <draw:frame presentation:style-name="pr5" draw:text-style-name="P9" draw:layer="backgroundobjects" svg:width="8.017cm" svg:height="1.244cm" svg:x="8.642cm" svg:y="17.356cm" presentation:class="footer">
        <draw:text-box>
          <text:p text:style-name="P9"><text:span text:style-name="T4"><presentation:footer/></text:span></text:p>
        </draw:text-box>
      </draw:frame>
      <draw:frame draw:style-name="gr13" draw:text-style-name="P4" draw:layer="backgroundobjects" svg:width="22.684cm" svg:height="7.972cm" svg:x="2.716cm" svg:y="2.364cm">
        <draw:image xlink:href="Pictures/1000000000000250000000FA53C97402.png" xlink:type="simple" xlink:show="embed" xlink:actuate="onLoad">
          <text:p/>
        </draw:image>
      </draw:frame>
      <draw:frame draw:style-name="gr5" draw:text-style-name="P4" draw:layer="backgroundobjects" svg:width="4.233cm" svg:height="2.041cm" svg:x="10.548cm" svg:y="16.991cm">
        <draw:image xlink:href="Pictures/10000200000001CD000000DE3889E839.png" xlink:type="simple" xlink:show="embed" xlink:actuate="onLoad">
          <text:p/>
        </draw:image>
      </draw:frame>
      <draw:custom-shape draw:style-name="gr3" draw:text-style-name="P3" draw:layer="backgroundobjects" svg:width="22.755cm" svg:height="2.152cm" svg:x="2.716cm" svg:y="0cm">
        <text:p/>
        <draw:enhanced-geometry svg:viewBox="0 0 21600 21600" draw:type="rectangle" draw:enhanced-path="M 0 0 L 21600 0 21600 21600 0 21600 0 0 Z N"/>
      </draw:custom-shape>
      <draw:custom-shape draw:style-name="gr3" draw:text-style-name="P3" draw:layer="backgroundobjects" svg:width="2.54cm" svg:height="8.044cm" svg:x="-0.035cm" svg:y="2.328cm">
        <text:p/>
        <draw:enhanced-geometry svg:viewBox="0 0 21600 21600" draw:type="rectangle" draw:enhanced-path="M 0 0 L 21600 0 21600 21600 0 21600 0 0 Z N"/>
      </draw:custom-shape>
      <draw:custom-shape draw:style-name="gr8" draw:text-style-name="P3" draw:layer="backgroundobjects" svg:width="2.54cm" svg:height="2.857cm" svg:x="-0.035cm" svg:y="10.619cm">
        <text:p/>
        <draw:enhanced-geometry svg:viewBox="0 0 21600 21600" draw:type="rectangle" draw:enhanced-path="M 0 0 L 21600 0 21600 21600 0 21600 0 0 Z N"/>
      </draw:custom-shape>
      <draw:custom-shape draw:style-name="gr9" draw:text-style-name="P3" draw:layer="backgroundobjects" svg:width="2.54cm" svg:height="2.152cm" svg:x="-0.035cm" svg:y="0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2.838cm" svg:height="3.168cm" svg:x="1.27cm" svg:y="0.757cm" presentation:class="title" presentation:placeholder="true">
        <draw:text-box/>
      </draw:frame>
      <draw:frame presentation:style-name="Title1-outline1" draw:layer="backgroundobjects" svg:width="22.838cm" svg:height="12.565cm" svg:x="1.27cm" svg:y="4.458cm" presentation:class="outline" presentation:placeholder="true">
        <draw:text-box/>
      </draw:frame>
      <presentation:notes style:page-layout-name="PM0">
        <draw:rect draw:style-name="gr11" draw:text-style-name="P6" draw:layer="backgroundobjects" svg:width="19.05cm" svg:height="25.4cm" svg:x="0cm" svg:y="0cm">
          <text:p/>
        </draw:rect>
        <draw:custom-shape draw:style-name="gr12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7" draw:layer="backgroundobjects" svg:width="8.229cm" svg:height="1.253cm" svg:x="-0.001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7" draw:text-style-name="P8" draw:layer="backgroundobjects" svg:width="8.229cm" svg:height="1.253cm" svg:x="10.79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Title1-title" draw:layer="backgroundobjects" svg:width="12.674cm" svg:height="9.508cm" svg:x="3.175cm" svg:y="1.904cm" presentation:class="page"/>
        <draw:frame presentation:style-name="Title1-notes" draw:layer="backgroundobjects" svg:width="13.944cm" svg:height="11.413cm" svg:x="2.54cm" svg:y="12.065cm" presentation:class="notes" presentation:placeholder="true">
          <draw:text-box/>
        </draw:frame>
        <draw:frame presentation:style-name="pr8" draw:text-style-name="P7" draw:layer="backgroundobjects" svg:width="8.229cm" svg:height="1.253cm" svg:x="-0.001cm" svg:y="24.129cm" presentation:class="footer">
          <draw:text-box>
            <text:p text:style-name="P7"><text:span text:style-name="T3"><presentation:footer/></text:span></text:p>
          </draw:text-box>
        </draw:frame>
        <draw:frame presentation:style-name="pr9" draw:text-style-name="P8" draw:layer="backgroundobjects" svg:width="8.229cm" svg:height="1.253cm" svg:x="10.794cm" svg:y="24.129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Agenda</dc:title>
    <dc:creator>Haggai Zagury</dc:creator>
    <dc:date>2008-09-22T01:14:38</dc:date>
    <meta:editing-cycles>9</meta:editing-cycles>
    <meta:editing-duration>PT14H27M29S</meta:editing-duration>
    <meta:user-defined meta:name="Info 1"/>
    <meta:user-defined meta:name="Info 2"/>
    <meta:user-defined meta:name="Info 3"/>
    <meta:user-defined meta:name="Info 4"/>
    <meta:document-statistic meta:object-count="119"/>
  </office:meta>
</office:document-meta>
</file>